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nified Validation of Fundamental Constants in Oscillatory Field Theory (OFT)</text:h>
      <text:h text:style-name="Heading_20_3" text:outline-level="3">Abstract</text:h>
      <text:p text:style-name="Text_20_body">Oscillatory Field Theory (OFT) presents a novel framework where fundamental constants such as Planck’s constant hh, the gravitational constant GG, and the speed of light cc emerge dynamically from FIELD properties. This paper validates these constants by deriving their relationships with FIELD characteristics such as node density and energy gradients, demonstrating their dynamic scaling across quantum, Newtonian, and cosmic layers. Additionally, the Doppler effect is reinterpreted within OFT as a FIELD-regulated tuning mechanism. The results highlight a unified, dynamic model that redefines the static assumptions of traditional physics.</text:p>
      <text:p text:style-name="Horizontal_20_Line"/>
      <text:h text:style-name="Heading_20_3" text:outline-level="3">1. <text:span text:style-name="Strong_20_Emphasis">Introduction</text:span></text:h>
      <text:p text:style-name="Text_20_body">In classical physics, fundamental constants are treated as invariant values underpinning natural laws. Oscillatory Field Theory (OFT) challenges this paradigm by positing that these constants emerge dynamically from oscillatory energy interactions within a FIELD. This FIELD, characterized by node density, energy gradients, and oscillatory tension, regulates the scaling of constants across quantum, Newtonian, and cosmic domains. This paper validates Planck’s constant, the Doppler effect, the gravitational constant, and the speed of light within the OFT framework.</text:p>
      <text:p text:style-name="Horizontal_20_Line"/>
      <text:h text:style-name="Heading_20_3" text:outline-level="3">2. <text:span text:style-name="Strong_20_Emphasis">Planck’s Constant in OFT</text:span></text:h>
      <text:h text:style-name="Heading_20_4" text:outline-level="4">2.1 Traditional View</text:h>
      <text:p text:style-name="Text_20_body">Planck’s constant relates a photon’s energy to its frequency:</text:p>
      <text:p text:style-name="Text_20_body">E=h⋅fE = h \cdot f </text:p>
      <text:h text:style-name="Heading_20_4" text:outline-level="4">2.2 OFT Interpretation</text:h>
      <text:p text:style-name="Text_20_body">In OFT, hh emerges from oscillatory wave dynamics:</text:p>
      <text:p text:style-name="Text_20_body">E=α⋅A⋅f⇒h=α⋅AE = \alpha \cdot A \cdot f \quad \Rightarrow \quad h = \alpha \cdot A </text:p>
      <text:p text:style-name="Text_20_body">Where:</text:p>
      <text:list text:style-name="L1">
        <text:list-item>
          <text:p text:style-name="P3">α\alpha: FIELD proportionality constant. </text:p>
        </text:list-item>
        <text:list-item>
          <text:p text:style-name="P2">AA: Oscillatory amplitude. </text:p>
        </text:list-item>
      </text:list>
      <text:h text:style-name="Heading_20_4" text:outline-level="4">2.3 Validation and Scaling</text:h>
      <text:p text:style-name="Text_20_body">hh scales dynamically across layers:</text:p>
      <text:p text:style-name="P4">hlayer=αlayer⋅Alayer h_{layer} = \alpha_{layer} \cdot A_{layer} </text:p>
      <text:p text:style-name="Horizontal_20_Line"><text:soft-page-break/></text:p>
      <text:h text:style-name="Heading_20_3" text:outline-level="3">3. <text:span text:style-name="Strong_20_Emphasis">Doppler Effect in OFT</text:span></text:h>
      <text:h text:style-name="Heading_20_4" text:outline-level="4">3.1 Traditional View</text:h>
      <text:p text:style-name="Text_20_body">The Doppler effect describes frequency shifts due to relative motion:</text:p>
      <text:p text:style-name="Text_20_body">f′=f⋅(c+voc+vs) f' = f \cdot \left( \frac{c + v_o}{c + v_s} \right) </text:p>
      <text:h text:style-name="Heading_20_4" text:outline-level="4">3.2 OFT Interpretation</text:h>
      <text:p text:style-name="Text_20_body">In OFT, frequency shifts arise from FIELD tuning:</text:p>
      <text:p text:style-name="Text_20_body">f′=f⋅(1+vc⋅αfield) f' = f \cdot \left( 1 + \frac{v}{c} \cdot \alpha_{field} \right) </text:p>
      <text:p text:style-name="Text_20_body">Where αfield\alpha_{field} depends on node density and FIELD energy gradients.</text:p>
      <text:p text:style-name="Horizontal_20_Line"/>
      <text:h text:style-name="Heading_20_3" text:outline-level="3">4. <text:span text:style-name="Strong_20_Emphasis">Gravitational Constant in OFT</text:span></text:h>
      <text:h text:style-name="Heading_20_4" text:outline-level="4">4.1 Traditional View</text:h>
      <text:p text:style-name="Text_20_body">The gravitational constant governs the strength of gravitational attraction:</text:p>
      <text:p text:style-name="Text_20_body">F=G⋅m1m2r2 F = G \cdot \frac{m_1 m_2}{r^2} </text:p>
      <text:h text:style-name="Heading_20_4" text:outline-level="4">4.2 OFT Interpretation</text:h>
      <text:p text:style-name="Text_20_body">In OFT, GG emerges from node density and energy gradients:</text:p>
      <text:p text:style-name="Text_20_body">G=β⋅ρ⋅∇E G = \beta \cdot \rho \cdot \nabla E </text:p>
      <text:p text:style-name="Text_20_body">Where:</text:p>
      <text:list text:style-name="L2">
        <text:list-item>
          <text:p text:style-name="P6">β\beta: FIELD scaling factor. </text:p>
        </text:list-item>
        <text:list-item>
          <text:p text:style-name="P6">ρ\rho: Node density. </text:p>
        </text:list-item>
        <text:list-item>
          <text:p text:style-name="P5">∇E\nabla E: Energy gradient. </text:p>
        </text:list-item>
      </text:list>
      <text:p text:style-name="Horizontal_20_Line"/>
      <text:h text:style-name="Heading_20_3" text:outline-level="3">5. <text:span text:style-name="Strong_20_Emphasis">Speed of Light in OFT</text:span></text:h>
      <text:h text:style-name="Heading_20_4" text:outline-level="4">5.1 Traditional View</text:h>
      <text:p text:style-name="Text_20_body">The speed of light is constant in classical physics:</text:p>
      <text:p text:style-name="Text_20_body">c=1μ0ϵ0 c = \frac{1}{\sqrt{\mu_0 \epsilon_0}} </text:p>
      <text:h text:style-name="Heading_20_4" text:outline-level="4">5.2 OFT Interpretation</text:h>
      <text:p text:style-name="Text_20_body">In OFT, cc scales dynamically with FIELD properties:</text:p>
      <text:p text:style-name="Text_20_body">c=γ⋅∇Eρ c = \gamma \cdot \frac{\nabla E}{\rho} </text:p>
      <text:p text:style-name="Text_20_body"><text:soft-page-break/>Where:</text:p>
      <text:list text:style-name="L3">
        <text:list-item>
          <text:p text:style-name="P7">γ\gamma: FIELD scaling factor. </text:p>
        </text:list-item>
      </text:list>
      <text:p text:style-name="Horizontal_20_Line"/>
      <text:h text:style-name="Heading_20_3" text:outline-level="3">6. <text:span text:style-name="Strong_20_Emphasis">Unified Visualization</text:span></text:h>
      <text:h text:style-name="Heading_20_4" text:outline-level="4">Scaling Across Layers</text:h>
      <text:list text:style-name="L4">
        <text:list-item>
          <text:p text:style-name="P9"><text:span text:style-name="Strong_20_Emphasis">Quantum Layer</text:span>: Constants stabilize due to high node density and strong energy gradients. </text:p>
        </text:list-item>
        <text:list-item>
          <text:p text:style-name="P9"><text:span text:style-name="Strong_20_Emphasis">Newtonian Layer</text:span>: Constants reflect balanced FIELD dynamics. </text:p>
        </text:list-item>
        <text:list-item>
          <text:p text:style-name="P8"><text:span text:style-name="Strong_20_Emphasis">Cosmic Layer</text:span>: Constants scale dynamically with weaker gradients and lower node density. </text:p>
        </text:list-item>
      </text:list>
      <text:h text:style-name="Heading_20_4" text:outline-level="4">Graphical Results</text:h>
      <text:p text:style-name="Text_20_body">Visualizations for hh, GG, and cc scaling dynamically across layers are provided. Each graph illustrates the FIELD’s regulatory role.</text:p>
      <text:p text:style-name="Horizontal_20_Line"/>
      <text:h text:style-name="Heading_20_3" text:outline-level="3">7. <text:span text:style-name="Strong_20_Emphasis">Code Snippets</text:span></text:h>
      <text:h text:style-name="Heading_20_4" text:outline-level="4">Planck Constant Scaling</text:h>
      <text:p text:style-name="Preformatted_20_Text"><text:span text:style-name="Source_20_Text">alpha = [6.626e-34, 1.0e-20, 1.0e-10];</text:span></text:p>
      <text:p text:style-name="Preformatted_20_Text"><text:span text:style-name="Source_20_Text">amplitude = [1e-9, 1e-3, 1.0];</text:span></text:p>
      <text:p text:style-name="Preformatted_20_Text"><text:span text:style-name="Source_20_Text">h_dynamic = alpha .* amplitude;</text:span></text:p>
      <text:p text:style-name="Preformatted_20_Text"><text:span text:style-name="Source_20_Text">bar(h_dynamic);</text:span></text:p>
      <text:p text:style-name="Preformatted_20_Text"><text:span text:style-name="Source_20_Text">ylabel('Planck Constant');</text:span></text:p>
      <text:p text:style-name="Preformatted_20_Text"><text:span text:style-name="Source_20_Text">xlabel('Layer (Quantum, Newtonian, Cosmic)');</text:span></text:p>
      <text:p text:style-name="Preformatted_20_Text"><text:span text:style-name="Source_20_Text">title('Dynamic Scaling of Planck Constant (h) in OFT');</text:span></text:p>
      <text:p text:style-name="P1"><text:span text:style-name="Source_20_Text">grid on;</text:span></text:p>
      <text:h text:style-name="Heading_20_4" text:outline-level="4">Gravitational Constant Scaling</text:h>
      <text:p text:style-name="Preformatted_20_Text"><text:span text:style-name="Source_20_Text">beta = [1.0e-10, 1.0, 1.0e10];</text:span></text:p>
      <text:p text:style-name="Preformatted_20_Text"><text:span text:style-name="Source_20_Text">rho = [1e30, 1e10, 1e-5];</text:span></text:p>
      <text:p text:style-name="Preformatted_20_Text"><text:span text:style-name="Source_20_Text">grad_E = [1e5, 1e2, 1e-3];</text:span></text:p>
      <text:p text:style-name="Preformatted_20_Text"><text:span text:style-name="Source_20_Text">G_dynamic = beta .* rho .* grad_E;</text:span></text:p>
      <text:p text:style-name="Preformatted_20_Text"><text:span text:style-name="Source_20_Text">bar(G_dynamic);</text:span></text:p>
      <text:p text:style-name="Preformatted_20_Text"><text:span text:style-name="Source_20_Text">ylabel('Gravitational Constant');</text:span></text:p>
      <text:p text:style-name="Preformatted_20_Text"><text:span text:style-name="Source_20_Text">xlabel('Layer (Quantum, Newtonian, Cosmic)');</text:span></text:p>
      <text:p text:style-name="Preformatted_20_Text"><text:span text:style-name="Source_20_Text">title('Dynamic Scaling of Gravitational Constant (G) in OFT');</text:span></text:p>
      <text:p text:style-name="P1"><text:span text:style-name="Source_20_Text">grid on;</text:span></text:p>
      <text:h text:style-name="Heading_20_4" text:outline-level="4">Speed of Light Scaling</text:h>
      <text:p text:style-name="Preformatted_20_Text"><text:span text:style-name="Source_20_Text">gamma = [1e-12, 1e-8, 1e-4];</text:span></text:p>
      <text:p text:style-name="Preformatted_20_Text"><text:span text:style-name="Source_20_Text">rho = [1e30, 1e10, 1e-5];</text:span></text:p>
      <text:p text:style-name="Preformatted_20_Text"><text:span text:style-name="Source_20_Text">grad_E = [1e6, 1e3, 1.0];</text:span></text:p>
      <text:p text:style-name="Preformatted_20_Text"><text:span text:style-name="Source_20_Text">c_dynamic = gamma .* grad_E ./ rho;</text:span></text:p>
      <text:p text:style-name="Preformatted_20_Text"><text:span text:style-name="Source_20_Text">bar(c_dynamic);</text:span></text:p>
      <text:p text:style-name="Preformatted_20_Text"><text:span text:style-name="Source_20_Text">ylabel('Speed of Light');</text:span></text:p>
      <text:p text:style-name="Preformatted_20_Text"><text:span text:style-name="Source_20_Text">xlabel('Layer (Quantum, Newtonian, Cosmic)');</text:span></text:p>
      <text:p text:style-name="Preformatted_20_Text"><text:soft-page-break/><text:span text:style-name="Source_20_Text">title('Dynamic Scaling of Speed of Light (c) in OFT');</text:span></text:p>
      <text:p text:style-name="P1"><text:span text:style-name="Source_20_Text">grid on;</text:span></text:p>
      <text:p text:style-name="Horizontal_20_Line"/>
      <text:h text:style-name="Heading_20_3" text:outline-level="3">8. <text:span text:style-name="Strong_20_Emphasis">Conclusion</text:span></text:h>
      <text:p text:style-name="Text_20_body">OFT provides a dynamic, unified framework for fundamental constants, replacing static assumptions with FIELD-regulated scaling. This work lays the foundation for further experimental validation and theoretical refinement.</text:p>
      <text:p text:style-name="Horizontal_20_Line"/>
      <text:h text:style-name="Heading_20_3" text:outline-level="3">9. <text:span text:style-name="Strong_20_Emphasis">References</text:span></text:h>
      <text:list text:style-name="L5">
        <text:list-item>
          <text:p text:style-name="P11">Classical Physics Texts. </text:p>
        </text:list-item>
        <text:list-item>
          <text:p text:style-name="P11">Foundational Papers on Oscillatory Field Theory. </text:p>
        </text:list-item>
        <text:list-item>
          <text:p text:style-name="P10">Experimental Data on Gravitational and Electromagnetic Phenomena.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04:39:57.992449208</meta:creation-date>
    <dc:date>2025-01-10T04:40:27.214465150</dc:date>
    <meta:editing-duration>PT29S</meta:editing-duration>
    <meta:editing-cycles>1</meta:editing-cycles>
    <meta:document-statistic meta:table-count="0" meta:image-count="0" meta:object-count="0" meta:page-count="4" meta:paragraph-count="89" meta:word-count="658" meta:character-count="4598" meta:non-whitespace-character-count="4020"/>
    <meta:generator>LibreOffice/24.2.7.2$Linux_X86_64 LibreOffice_project/420$Build-2</meta:generator>
  </office:meta>
</office:document-meta>
</file>